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{latitude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longitude: </text:p>
          </table:table-cell>
          <table:table-cell office:value-type="float" office:value="-86.8" calcext:value-type="float">
            <text:p>-86.8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T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longitude: 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DE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longitude: </text:p>
          </table:table-cell>
          <table:table-cell office:value-type="float" office:value="-92.5" calcext:value-type="float">
            <text:p>-92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GA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longitude: </text:p>
          </table:table-cell>
          <table:table-cell office:value-type="float" office:value="-121" calcext:value-type="float">
            <text:p>-121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D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longitude: </text:p>
          </table:table-cell>
          <table:table-cell office:value-type="float" office:value="-105.5" calcext:value-type="float">
            <text:p>-105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A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, longitude: </text:p>
          </table:table-cell>
          <table:table-cell office:value-type="float" office:value="-72.7" calcext:value-type="float">
            <text:p>-72.7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H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longitude: </text:p>
          </table:table-cell>
          <table:table-cell office:value-type="float" office:value="-75.4" calcext:value-type="float">
            <text:p>-75.4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J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, longitude: </text:p>
          </table:table-cell>
          <table:table-cell office:value-type="float" office:value="-81.5" calcext:value-type="float">
            <text:p>-81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Y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, longitude: </text:p>
          </table:table-cell>
          <table:table-cell office:value-type="float" office:value="-83.5" calcext:value-type="float">
            <text:p>-83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C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longitude: </text:p>
          </table:table-cell>
          <table:table-cell office:value-type="float" office:value="-114.5" calcext:value-type="float">
            <text:p>-114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PA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longitude: </text:p>
          </table:table-cell>
          <table:table-cell office:value-type="float" office:value="-89.3" calcext:value-type="float">
            <text:p>-89.3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RI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longitude: </text:p>
          </table:table-cell>
          <table:table-cell office:value-type="float" office:value="-86.2" calcext:value-type="float">
            <text:p>-86.2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C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longitude: </text:p>
          </table:table-cell>
          <table:table-cell office:value-type="float" office:value="-93.5" calcext:value-type="float">
            <text:p>-93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A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, longitude: </text:p>
          </table:table-cell>
          <table:table-cell office:value-type="float" office:value="-98.5" calcext:value-type="float">
            <text:p>-98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KY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, longitude: </text:p>
          </table:table-cell>
          <table:table-cell office:value-type="float" office:value="-84.5" calcext:value-type="float">
            <text:p>-84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N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, longitude: </text:p>
          </table:table-cell>
          <table:table-cell office:value-type="float" office:value="-92.3" calcext:value-type="float">
            <text:p>-92.3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VT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, longitude: 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H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longitude: 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L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, longitude: 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IL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longitude: 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IN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, longitude: </text:p>
          </table:table-cell>
          <table:table-cell office:value-type="float" office:value="-94.4" calcext:value-type="float">
            <text:p>-94.4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LA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longitude: </text:p>
          </table:table-cell>
          <table:table-cell office:value-type="float" office:value="-89.8" calcext:value-type="float">
            <text:p>-89.8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E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, longitude: </text:p>
          </table:table-cell>
          <table:table-cell office:value-type="float" office:value="-92.5" calcext:value-type="float">
            <text:p>-92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S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longitude: </text:p>
          </table:table-cell>
          <table:table-cell office:value-type="float" office:value="-110" calcext:value-type="float">
            <text:p>-110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O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, longitude: 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R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, longitude: </text:p>
          </table:table-cell>
          <table:table-cell office:value-type="float" office:value="-117" calcext:value-type="float">
            <text:p>-117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I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, longitude: </text:p>
          </table:table-cell>
          <table:table-cell office:value-type="float" office:value="-71.6" calcext:value-type="float">
            <text:p>-71.6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A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, longitude: </text:p>
          </table:table-cell>
          <table:table-cell office:value-type="float" office:value="-74.4" calcext:value-type="float">
            <text:p>-74.4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FL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, longitude: 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IA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longitude: 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TX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, longitude: </text:p>
          </table:table-cell>
          <table:table-cell office:value-type="float" office:value="-78.5" calcext:value-type="float">
            <text:p>-78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I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, longitude: </text:p>
          </table:table-cell>
          <table:table-cell office:value-type="float" office:value="-100.4" calcext:value-type="float">
            <text:p>-100.4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N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, longitude: </text:p>
          </table:table-cell>
          <table:table-cell office:value-type="float" office:value="-82.7" calcext:value-type="float">
            <text:p>-82.7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R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/>
          <table:table-cell office:value-type="string" calcext:value-type="string">
            <text:p>, longitude: </text:p>
          </table:table-cell>
          <table:table-cell/>
          <table:table-cell office:value-type="string" calcext:value-type="string">
            <text:p>}, //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, longitude: 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KS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longitude: </text:p>
          </table:table-cell>
          <table:table-cell office:value-type="float" office:value="-120.5" calcext:value-type="float">
            <text:p>-120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E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longitude: 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V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, longitude: </text:p>
          </table:table-cell>
          <table:table-cell office:value-type="float" office:value="-71.5" calcext:value-type="float">
            <text:p>-71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V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/>
          <table:table-cell office:value-type="string" calcext:value-type="string">
            <text:p>, longitude: </text:p>
          </table:table-cell>
          <table:table-cell/>
          <table:table-cell office:value-type="string" calcext:value-type="string">
            <text:p>}, //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, longitude: </text:p>
          </table:table-cell>
          <table:table-cell office:value-type="float" office:value="-80.8" calcext:value-type="float">
            <text:p>-80.8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CO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, longitude: </text:p>
          </table:table-cell>
          <table:table-cell office:value-type="float" office:value="-100.4" calcext:value-type="float">
            <text:p>-100.4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ID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, longitude: </text:p>
          </table:table-cell>
          <table:table-cell office:value-type="float" office:value="-86.2" calcext:value-type="float">
            <text:p>-86.2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MT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, longitude: </text:p>
          </table:table-cell>
          <table:table-cell office:value-type="float" office:value="-99.5" calcext:value-type="float">
            <text:p>-99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D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, longitude: </text:p>
          </table:table-cell>
          <table:table-cell office:value-type="float" office:value="-111.5" calcext:value-type="float">
            <text:p>-111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SD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, longitude: </text:p>
          </table:table-cell>
          <table:table-cell office:value-type="float" office:value="-72.7" calcext:value-type="float">
            <text:p>-72.7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A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, longitude: </text:p>
          </table:table-cell>
          <table:table-cell office:value-type="float" office:value="-78.5" calcext:value-type="float">
            <text:p>-78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WY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, longitude: </text:p>
          </table:table-cell>
          <table:table-cell office:value-type="float" office:value="-121" calcext:value-type="float">
            <text:p>-121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UT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/>
          <table:table-cell office:value-type="string" calcext:value-type="string">
            <text:p>, longitude: </text:p>
          </table:table-cell>
          <table:table-cell/>
          <table:table-cell office:value-type="string" calcext:value-type="string">
            <text:p>}, //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, longitude: </text:p>
          </table:table-cell>
          <table:table-cell office:value-type="float" office:value="-80.9" calcext:value-type="float">
            <text:p>-80.9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OK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, longitude: 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AZ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{latitude: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longitude: </text:p>
          </table:table-cell>
          <table:table-cell office:value-type="float" office:value="-107.5" calcext:value-type="float">
            <text:p>-107.5</text:p>
          </table:table-cell>
          <table:table-cell office:value-type="string" calcext:value-type="string">
            <text:p>}, // </text:p>
          </table:table-cell>
          <table:table-cell office:value-type="string" calcext:value-type="string">
            <text:p>NM</text:p>
          </table:table-cell>
          <table:table-cell office:value-type="float" office:value="1920" calcext:value-type="float">
            <text:p>1920</text:p>
          </table:table-cell>
        </table:table-row>
      </table:table>
      <table:named-expressions/>
      <table:database-ranges>
        <table:database-range table:name="__Anonymous_Sheet_DB__0" table:target-range-address="Sheet1.G1:Sheet1.H6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9:42:38.695102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9:23:43.224240840</meta:creation-date>
    <dc:date>2020-01-24T21:35:44.115329757</dc:date>
    <meta:editing-duration>PT2H39M14S</meta:editing-duration>
    <meta:editing-cycles>46</meta:editing-cycles>
    <meta:generator>LibreOffice/6.0.7.3$Linux_X86_64 LibreOffice_project/00m0$Build-3</meta:generator>
    <meta:document-statistic meta:table-count="1" meta:cell-count="345" meta:object-count="0"/>
  </office:meta>
</office:document-meta>
</file>